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9432" calcext:value-type="float">
            <text:p>84.0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20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43728" calcext:value-type="float">
            <text:p>81.6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19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0268" calcext:value-type="float">
            <text:p>82.4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16352" calcext:value-type="float">
            <text:p>79.01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18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4612" calcext:value-type="float">
            <text:p>79.44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1184" calcext:value-type="float">
            <text:p>77.2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06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928" calcext:value-type="float">
            <text:p>78.0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03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0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75944" calcext:value-type="float">
            <text:p>77.2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4968" calcext:value-type="float">
            <text:p>77.4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8184" calcext:value-type="float">
            <text:p>75.6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97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7668" calcext:value-type="float">
            <text:p>64.87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9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8016" calcext:value-type="float">
            <text:p>64.89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9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30576" calcext:value-type="float">
            <text:p>66.33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9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888" calcext:value-type="float">
            <text:p>67.2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9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928" calcext:value-type="float">
            <text:p>66.6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90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1824" calcext:value-type="float">
            <text:p>67.17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4996" calcext:value-type="float">
            <text:p>64.44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9192" calcext:value-type="float">
            <text:p>64.8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92832" calcext:value-type="float">
            <text:p>66.09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6512" calcext:value-type="float">
            <text:p>65.05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38" calcext:value-type="float">
            <text:p>64.69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5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5352" calcext:value-type="float">
            <text:p>62.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25304" calcext:value-type="float">
            <text:p>60.72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0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80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96376" calcext:value-type="float">
            <text:p>59.39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78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77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77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2512" calcext:value-type="float">
            <text:p>55.91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7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7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5984" calcext:value-type="float">
            <text:p>54.73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7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2016" calcext:value-type="float">
            <text:p>54.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70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69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6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6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68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2538</text:p>
          </table:table-cell>
          <table:table-cell office:value-type="string" calcext:value-type="string">
            <text:p>196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86" meta:object-count="0"/>
    <meta:user-defined meta:name="AppVersion">3.0</meta:user-defined>
  </office:meta>
</office:document-meta>
</file>